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544cm" fo:min-width="3.564cm"/>
      <style:paragraph-properties style:writing-mode="lr-tb"/>
    </style:style>
    <style:style style:name="gr2" style:family="graphic" style:parent-style-name="objectwithoutfill">
      <style:graphic-properties svg:stroke-color="#000000" draw:marker-end="Rounded_20_large_20_Arrow" draw:fill="solid" draw:fill-color="#000000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085cm" fo:min-width="1.93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608cm" fo:min-width="2.525cm"/>
      <style:paragraph-properties style:writing-mode="lr-tb"/>
    </style:style>
    <style:style style:name="gr5" style:family="graphic" style:parent-style-name="objectwithoutfill" style:list-style-name="L1">
      <style:graphic-properties svg:stroke-color="#000000" draw:fill="solid" draw:textarea-vertical-align="middle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/>
      <style:paragraph-properties fo:margin-left="2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064cm" svg:height="2.794cm" draw:transform="rotate (-0.0099483767363673) translate (5.485cm 9.543cm)">
          <text:p text:style-name="P1">NetHead</text:p>
          <text:p text:style-name="P1">Server</text:p>
          <text:p text:style-name="P1"><text:span text:style-name="T1">&lt;&lt;Leshan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1" xml:id="id4" draw:id="id4" draw:layer="layout" svg:width="4.064cm" svg:height="2.794cm" draw:transform="rotate (-0.0099483767363673) translate (5.457cm 4.576cm)">
          <text:p text:style-name="P1">NetHead</text:p>
          <text:p text:style-name="P1">UI</text:p>
          <text:p text:style-name="P1"><text:span text:style-name="T1">&lt;&lt;Dash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2" draw:layer="layout" draw:type="line" svg:x1="5.473cm" svg:y1="10.98cm" svg:x2="3.25cm" svg:y2="10.332cm" draw:start-shape="id1" draw:start-glue-point="3" draw:end-shape="id2" draw:end-glue-point="6" svg:d="M5473 10980l-2223-648" svg:viewBox="0 0 2224 649">
          <text:p/>
        </draw:connector>
        <draw:custom-shape draw:style-name="gr3" draw:text-style-name="P1" xml:id="id3" draw:id="id3" draw:layer="layout" svg:width="2.438cm" svg:height="2.134cm" svg:x="0.813cm" svg:y="6.264cm">
          <text:p text:style-name="P1"><text:span text:style-name="T2">Graphite</text:span></text:p>
          <text:p text:style-name="P1"><text:span text:style-name="T1">&lt;&lt;data&gt;&gt;</text:span></text:p>
          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1" xml:id="id2" draw:id="id2" draw:layer="layout" svg:width="2.438cm" svg:height="2.134cm" svg:x="0.812cm" svg:y="9.265cm">
          <text:p text:style-name="P1"><text:span text:style-name="T2">SQLite</text:span></text:p>
          <text:p text:style-name="P1"><text:span text:style-name="T1">&lt;&lt;config&gt;&gt;</text:span></text:p>
          <draw:enhanced-geometry svg:viewBox="0 0 88 21600" draw:glue-points="44 ?f6 44 0 0 10800 44 21600 88 10800" draw:text-areas="0 ?f6 88 ?f3" draw:mirror-horizontal="true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3" xml:id="id5" draw:id="id5" draw:layer="layout" svg:width="3.025cm" svg:height="1.858cm" draw:transform="rotate (-0.0099483767363673) translate (5.951cm 0.787cm)">
          <text:p text:style-name="P3"><text:span text:style-name="T2">Web</text:span></text:p>
          <text:p text:style-name="P3"><text:span text:style-name="T2">Browser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2" draw:text-style-name="P2" draw:layer="layout" draw:type="line" svg:x1="5.473cm" svg:y1="10.98cm" svg:x2="3.251cm" svg:y2="7.331cm" draw:start-shape="id1" draw:start-glue-point="3" draw:end-shape="id3" draw:end-glue-point="6" svg:d="M5473 10980l-2222-3649" svg:viewBox="0 0 2223 3650">
          <text:p/>
        </draw:connector>
        <draw:connector draw:style-name="gr2" draw:text-style-name="P2" draw:layer="layout" draw:type="line" svg:x1="5.445cm" svg:y1="6.013cm" svg:x2="3.25cm" svg:y2="7.332cm" draw:start-shape="id4" draw:start-glue-point="3" svg:d="M5445 6013l-2195 1319" svg:viewBox="0 0 2196 1320">
          <text:p/>
        </draw:connector>
        <draw:connector draw:style-name="gr2" draw:text-style-name="P2" draw:layer="layout" draw:type="line" svg:x1="5.445cm" svg:y1="6.013cm" svg:x2="3.249cm" svg:y2="10.332cm" draw:start-shape="id4" draw:start-glue-point="3" svg:d="M5445 6013l-2196 4319" svg:viewBox="0 0 2197 4320">
          <text:p/>
        </draw:connector>
        <draw:connector draw:style-name="gr5" draw:text-style-name="P5" draw:layer="layout" draw:type="line" svg:x1="7.464cm" svg:y1="2.66cm" svg:x2="7.463cm" svg:y2="4.596cm" draw:start-shape="id5" draw:start-glue-point="2" draw:end-shape="id4" draw:end-glue-point="0" svg:d="M7464 2660l-1 1936" svg:viewBox="0 0 2 1937">
          <text:p text:style-name="P4"><text:span text:style-name="T3">H</text:span><text:span text:style-name="T3">T</text:span><text:span text:style-name="T3">T</text:span><text:span text:style-name="T3">P</text:span></text:p>
        </draw:connector>
        <draw:custom-shape draw:style-name="gr1" draw:text-style-name="P1" xml:id="id6" draw:id="id6" draw:layer="layout" svg:width="4.064cm" svg:height="2.794cm" draw:transform="rotate (-0.0099483767363673) translate (13.564cm 9.474cm)">
          <text:p text:style-name="P1"><text:span text:style-name="T4">NetHead</text:span></text:p>
          <text:p text:style-name="P1"><text:span text:style-name="T4">Client</text:span></text:p>
          <text:p text:style-name="P1"><text:span text:style-name="T1">&lt;&lt;device&gt;&gt;</text:span></text:p>
          <draw:enhanced-geometry svg:viewBox="0 0 21600 21600" draw:mirror-horizontal="true" draw:mirror-vertical="false" draw:type="rectangle" draw:enhanced-path="M 0 0 L 21600 0 21600 21600 0 21600 0 0 Z N"/>
        </draw:custom-shape>
        <draw:connector draw:style-name="gr6" draw:text-style-name="P6" draw:layer="layout" draw:type="line" svg:x1="13.552cm" svg:y1="10.911cm" svg:x2="9.536cm" svg:y2="10.94cm" draw:start-shape="id6" draw:start-glue-point="3" draw:end-shape="id1" draw:end-glue-point="1" svg:d="M13552 10911l-4016 29" svg:viewBox="0 0 4017 30">
          <text:p text:style-name="P1"><text:span text:style-name="T2">LwM2M</text:span></text:p>
          <text:p text:style-name="P1"><text:span text:style-name="T1">CoAP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19.05cm" fo:page-height="13.9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9T11:42:30.658763946</meta:creation-date>
    <dc:date>2020-06-09T12:19:42.662836980</dc:date>
    <meta:editing-duration>PT6M38S</meta:editing-duration>
    <meta:editing-cycles>2</meta:editing-cycles>
    <meta:generator>LibreOffice/6.4.3.2$Linux_X86_64 LibreOffice_project/40$Build-2</meta:generator>
    <meta:document-statistic meta:object-count="12"/>
  </office:meta>
</office:document-meta>
</file>